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Pictures/1000020100000018000000183D7EF4844885CD16.png" manifest:media-type="image/png"/>
  <manifest:file-entry manifest:full-path="Pictures/100002010000001800000018EE2E92586DAAD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3.75cm" fo:min-width="7.5cm"/>
    </style:style>
    <style:style style:name="gr6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2.75cm" fo:min-width="7.5cm"/>
    </style:style>
    <style:style style:name="gr7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8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bottom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bottom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top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margin-left="2.491cm" fo:margin-right="0cm" fo:text-align="start" fo:text-indent="0cm"/>
    </style:style>
    <style:style style:name="P2" style:family="paragraph">
      <loext:graphic-properties draw:fill="none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2.491cm" fo:margin-right="0cm" fo:text-align="center" fo:text-indent="0cm"/>
    </style:style>
    <style:style style:name="P11" style:family="paragraph">
      <loext:graphic-properties draw:fill="none"/>
      <style:paragraph-properties fo:margin-left="2.491cm" fo:margin-right="0cm" fo:text-align="center" fo:text-indent="0cm"/>
    </style:style>
    <style:style style:name="P12" style:family="paragraph">
      <loext:graphic-properties draw:fill="none"/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loext:graphic-properties draw:fill="none"/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0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3D7EF4844885CD16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3D7EF4844885CD16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3D7EF4844885CD16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3D7EF4844885CD16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3D7EF4844885CD16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3D7EF4844885CD16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3D7EF4844885CD16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3D7EF4844885CD16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3D7EF4844885CD16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3D7EF4844885CD16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4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draw:line-skew="2.499cm" svg:x1="14cm" svg:y1="26cm" svg:x2="14cm" svg:y2="17cm" draw:start-shape="id1" draw:start-glue-point="1" draw:end-shape="id2" draw:end-glue-point="10" svg:d="M14000 26000h3000v-9000h-3000" svg:viewBox="0 0 3001 9001">
          <text:p/>
        </draw:connector>
        <draw:connector draw:style-name="gr2" draw:text-style-name="P2" draw:layer="layout" svg:x1="14cm" svg:y1="15cm" svg:x2="19cm" svg:y2="6.5cm" draw:start-shape="id2" draw:start-glue-point="12" draw:end-shape="id3" draw:end-glue-point="3" svg:d="M14000 15000h2500v-8500h2500" svg:viewBox="0 0 5001 8501">
          <text:p/>
        </draw:connector>
        <draw:connector draw:style-name="gr2" draw:text-style-name="P2" draw:layer="layout" svg:x1="12cm" svg:y1="27cm" svg:x2="13cm" svg:y2="35cm" draw:start-shape="id1" draw:start-glue-point="5" draw:end-shape="id4" draw:end-glue-point="3" svg:d="M12000 27000v8000h1000" svg:viewBox="0 0 1001 8001">
          <text:p/>
        </draw:connector>
        <draw:frame draw:style-name="gr3" draw:text-style-name="P4" draw:layer="layout" svg:width="19cm" svg:height="1cm" svg:x="3.1cm" svg:y="1cm">
          <draw:text-box>
            <text:p text:style-name="P3"><text:span text:style-name="T1">Схема движения Скважных приборов для СЦ</text:span></text:p>
          </draw:text-box>
        </draw:frame>
        <draw:connector draw:style-name="gr4" draw:text-style-name="P6" draw:layer="layout" svg:x1="10cm" svg:y1="7cm" svg:x2="10cm" svg:y2="9cm" draw:start-shape="id5" draw:start-glue-point="2" draw:end-shape="id6" svg:d="M10000 7000v2000" svg:viewBox="0 0 1 2001">
          <text:p text:style-name="P5"><text:span text:style-name="T2">Кладовщик</text:span></text:p>
        </draw:connector>
        <draw:custom-shape draw:style-name="gr5" draw:text-style-name="P8" xml:id="id5" draw:id="id5" draw:layer="layout" svg:width="8cm" svg:height="4cm" svg:x="6cm" svg:y="3cm">
          <draw:glue-point draw:id="4" svg:x="-2.777cm" svg:y="5cm"/>
          <draw:glue-point draw:id="5" svg:x="2.777cm" svg:y="5cm"/>
          <text:p text:style-name="P3"><text:span text:style-name="T3">[Предприятие]СГГ/ </text:span><text:span text:style-name="T4">[Заказ]Заказ ГО</text:span></text:p>
          <text:p text:style-name="P3"><text:span text:style-name="T5"/></text:p>
          <text:list text:style-name="L2">
            <text:list-item>
              <text:p text:style-name="P7"><text:span text:style-name="T6">Кладовщик</text:span><text:span text:style-name="T5"> Изменить примечание</text:span></text:p>
            </text:list-item>
          </text:list>
          <text:list text:style-name="L1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ПТО?</text:span></text:p>
            </text:list-item>
            <text:list-item>
              <text:p text:style-name="P7"><text:span text:style-name="T6">Кладовщик</text:span></text:p>
            </text:list-item>
          </text:list>
          <text:list text:style-name="L1">
            <text:list-header>
              <text:p text:style-name="P7"><text:span text:style-name="T6"/></text:p>
            </text:list-header>
          </text:list>
          <text:list text:style-name="L4">
            <text:list-item>
              <text:p text:style-name="P7"><text:span text:style-name="T6">ПТО?</text:span></text:p>
            </text:list-item>
            <text:list-item>
              <text:p text:style-name="P7"><text:span text:style-name="T6">Кладовщик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8cm" svg:height="3cm" svg:x="6cm" svg:y="9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7">[Предприятие]***Гирс-Сервис</text:span></text:p>
          <text:p text:style-name="P3"><text:span text:style-name="T5"/></text:p>
          <text:list text:style-name="L2">
            <text:list-item>
              <text:p text:style-name="P7"><text:span text:style-name="T6">Кладовщик</text:span><text:span text:style-name="T5"> Изменить примечание</text:span></text:p>
            </text:list-item>
            <text:list-item>
              <text:p text:style-name="P7"><text:span text:style-name="T6">Кладовщик </text:span><text:span text:style-name="T5">Акт входного контроля</text:span></text:p>
            </text:list-item>
            <text:list-item>
              <text:p text:style-name="P7"><text:span text:style-name="T6">Инж. по ремонту </text:span><text:span text:style-name="T5">Акт неисправности</text:span></text:p>
            </text:list-item>
            <text:list-item>
              <text:p text:style-name="P7"><text:span text:style-name="T6">Инж. по ремонту </text:span><text:span text:style-name="T5">Акт входного контрол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cm" svg:y1="12cm" svg:x2="10cm" svg:y2="14cm" draw:start-shape="id6" draw:end-shape="id2" draw:end-glue-point="0" svg:d="M10000 12000v2000" svg:viewBox="0 0 1 2001">
          <text:p text:style-name="P5"><text:span text:style-name="T2">Кладовщик</text:span></text:p>
        </draw:connector>
        <draw:custom-shape draw:style-name="gr5" draw:text-style-name="P8" xml:id="id2" draw:id="id2" draw:layer="layout" svg:width="8cm" svg:height="4cm" svg:x="6cm" svg:y="14cm">
          <draw:glue-point draw:id="4" svg:x="-2.53cm" svg:y="5cm"/>
          <draw:glue-point draw:id="5" svg:x="2.5cm" svg:y="5cm"/>
          <draw:glue-point draw:id="6" svg:x="2.777cm" svg:y="-5cm"/>
          <draw:glue-point draw:id="7" svg:x="-2.777cm" svg:y="-5cm"/>
          <draw:glue-point draw:id="8" svg:x="5cm" svg:y="-5cm"/>
          <draw:glue-point draw:id="9" svg:x="5cm" svg:y="5cm"/>
          <draw:glue-point draw:id="10" svg:x="5cm" svg:y="2.5cm"/>
          <draw:glue-point draw:id="11" svg:x="-5cm" svg:y="2.5cm"/>
          <draw:glue-point draw:id="12" svg:x="5cm" svg:y="-2.5cm"/>
          <text:p text:style-name="P3"><text:span text:style-name="T3">[Предприятие]СГГ/[Отдел]СЦ</text:span></text:p>
          <text:p text:style-name="P3"><text:span text:style-name="T8">/[Участок СЦ]Ремонтный</text:span></text:p>
          <text:p text:style-name="P3"><text:span text:style-name="T5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  <text:list-item>
              <text:p text:style-name="P7"><text:span text:style-name="T6">Инж. по ремонту </text:span><text:span text:style-name="T5">Ремонт</text:span></text:p>
            </text:list-item>
            <text:list-item>
              <text:p text:style-name="P7"><text:span text:style-name="T6">Инж. по ремонту </text:span><text:span text:style-name="T5">Профилактика</text:span></text:p>
            </text:list-item>
            <text:list-item>
              <text:p text:style-name="P7"><text:span text:style-name="T6">Инж. по ремонту </text:span><text:span text:style-name="T5">Проверка</text:span></text:p>
            </text:list-item>
            <text:list-item>
              <text:p text:style-name="P7"><text:span text:style-name="T6">Кладовщик <text:s text:c="10"/></text:span><text:span text:style-name="T5">Акт списания</text:span></text:p>
            </text:list-item>
            <text:list-item>
              <text:p text:style-name="P7"><text:span text:style-name="T6">*** <text:s text:c="24"/>*** <text:s text:c="22"/></text:span></text:p>
            </text:list-item>
          </text:list>
          <text:p text:style-name="P7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1" draw:id="id11" draw:layer="layout" svg:width="8cm" svg:height="2cm" svg:x="19cm" svg:y="18.9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Утилизация</text:span></text:p>
          <text:p text:style-name="P3"><text:span text:style-name="T10"/></text:p>
          <text:list text:style-name="L4">
            <text:list-item>
              <text:p text:style-name="P7"><text:span text:style-name="T6">Кладовщик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0cm" svg:y1="20cm" svg:x2="10cm" svg:y2="18cm" draw:start-shape="id7" draw:end-shape="id2" draw:end-glue-point="2" svg:d="M10000 20000v-2000" svg:viewBox="0 0 1 2001">
          <text:p><text:span text:style-name="T2">Метролог</text:span></text:p>
        </draw:connector>
        <draw:connector draw:style-name="gr9" draw:text-style-name="P11" draw:layer="layout" draw:line-skew="2.499cm" svg:x1="14cm" svg:y1="21.5cm" svg:x2="14cm" svg:y2="17cm" draw:start-shape="id7" draw:start-glue-point="1" draw:end-shape="id2" draw:end-glue-point="10" svg:d="M14000 21500h3000v-4500h-3000" svg:viewBox="0 0 3001 4501">
          <text:p text:style-name="P10"><text:span text:style-name="T6">Инж. по ремонту</text:span></text:p>
        </draw:connector>
        <draw:custom-shape draw:style-name="gr6" draw:text-style-name="P8" xml:id="id7" draw:id="id7" draw:layer="layout" svg:width="8cm" svg:height="3cm" svg:x="6cm" svg:y="20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3">[Предприятие]СГГ/[Отдел]СЦ</text:span></text:p>
          <text:p text:style-name="P3"><text:span text:style-name="T5">/[Участок СЦ]Метрологический</text:span></text:p>
          <text:p text:style-name="P3"><text:span text:style-name="T5"/></text:p>
          <text:list text:style-name="L2">
            <text:list-item>
              <text:p text:style-name="P7"><text:span text:style-name="T6">Метролог </text:span><text:span text:style-name="T5">Изменить примечание</text:span></text:p>
            </text:list-item>
            <text:list-item>
              <text:p text:style-name="P7"><text:span text:style-name="T6">Метролог </text:span><text:span text:style-name="T5">Калибровк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0cm" svg:y1="23cm" svg:x2="10cm" svg:y2="25cm" draw:start-shape="id7" draw:start-glue-point="2" draw:end-shape="id1" svg:d="M10000 23000v2000" svg:viewBox="0 0 1 2001">
          <text:p><text:span text:style-name="T2">Метролог</text:span></text:p>
        </draw:connector>
        <draw:connector draw:style-name="gr10" draw:text-style-name="P12" draw:layer="layout" draw:line-skew="-1.499cm" svg:x1="6cm" svg:y1="21.5cm" svg:x2="6cm" svg:y2="26cm" draw:start-shape="id7" draw:end-shape="id1" draw:end-glue-point="3" svg:d="M6000 21500h-2000v4500h2000" svg:viewBox="0 0 2001 4501">
          <text:p text:style-name="P7"><text:span text:style-name="T6">Диспетчер</text:span></text:p>
        </draw:connector>
        <draw:custom-shape draw:style-name="gr7" draw:text-style-name="P8" xml:id="id1" draw:id="id1" draw:layer="layout" svg:width="8cm" svg:height="2cm" svg:x="6cm" svg:y="25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3">[Предприятие]СГГ/[Отдел]СЦ</text:span></text:p>
          <text:p text:style-name="P3"><text:span text:style-name="T5">/[Участок СЦ]Пункт проката (НУР)</text:span></text:p>
          <text:p text:style-name="P3"><text:span text:style-name="T5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3" draw:id="id3" draw:layer="layout" svg:width="8cm" svg:height="3cm" svg:x="19cm" svg:y="5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draw:glue-point draw:id="8" svg:x="-5cm" svg:y="-5cm"/>
          <draw:glue-point draw:id="9" svg:x="-5cm" svg:y="5cm"/>
          <text:p text:style-name="P3"><text:span text:style-name="T3">[Предприятие]СГГ/[Отдел]СЦ</text:span></text:p>
          <text:p text:style-name="P3"><text:span text:style-name="T8">/[Участок СЦ]Долгосрочный</text:span></text:p>
          <text:p text:style-name="P3"><text:span text:style-name="T5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  <text:list-item>
              <text:p text:style-name="P7"><text:span text:style-name="T6">Кладовщик <text:s text:c="10"/></text:span><text:span text:style-name="T5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0" draw:id="id10" draw:layer="layout" svg:width="8cm" svg:height="3cm" svg:x="19cm" svg:y="10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draw:glue-point draw:id="8" svg:x="-5cm" svg:y="-5cm"/>
          <draw:glue-point draw:id="9" svg:x="-5cm" svg:y="5cm"/>
          <text:p text:style-name="P3"><text:span text:style-name="T3">[Предприятие]СГГ/[Отдел]СЦ</text:span></text:p>
          <text:p text:style-name="P3"><text:span text:style-name="T8">[Участок СЦ]Консервация</text:span></text:p>
          <text:p text:style-name="P3"><text:span text:style-name="T8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  <text:list-item>
              <text:p text:style-name="P7"><text:span text:style-name="T6">Кладовщик <text:s text:c="10"/></text:span><text:span text:style-name="T5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6" draw:layer="layout" draw:line-skew="-1.499cm" svg:x1="6cm" svg:y1="17cm" svg:x2="6cm" svg:y2="26cm" draw:start-shape="id2" draw:start-glue-point="11" draw:end-shape="id1" draw:end-glue-point="3" svg:d="M6000 17000h-2000v9000h2000" svg:viewBox="0 0 2001 9001">
          <text:p/>
        </draw:connector>
        <draw:connector draw:style-name="gr4" draw:text-style-name="P9" draw:layer="layout" svg:x1="12cm" svg:y1="27cm" svg:x2="13cm" svg:y2="31cm" draw:start-shape="id1" draw:start-glue-point="5" draw:end-shape="id8" draw:end-glue-point="3" svg:d="M12000 27000v4000h1000" svg:viewBox="0 0 1001 4001">
          <text:p text:style-name="P3"><text:span text:style-name="T6">Диспетчер</text:span></text:p>
        </draw:connector>
        <draw:custom-shape draw:style-name="gr7" draw:text-style-name="P8" xml:id="id8" draw:id="id8" draw:layer="layout" svg:width="8cm" svg:height="2cm" svg:x="13cm" svg:y="30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Пункт проката (Ямбург)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cm" svg:y1="27cm" svg:x2="9cm" svg:y2="30cm" draw:start-shape="id1" draw:start-glue-point="2" draw:end-shape="id9" draw:end-glue-point="1" svg:d="M10000 27000v3000h-1000" svg:viewBox="0 0 1001 3001">
          <text:p/>
        </draw:connector>
        <draw:custom-shape draw:style-name="gr7" draw:text-style-name="P8" xml:id="id9" draw:id="id9" draw:layer="layout" svg:width="8cm" svg:height="2cm" svg:x="1cm" svg:y="29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11">*</text:span></text:p>
          <text:p text:style-name="P3"><text:span text:style-name="T10">/[Персонал]***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  <text:list-item>
              <text:p text:style-name="P7"><text:span text:style-name="T6">Диспетчер </text:span><text:span text:style-name="T5">ГИС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8cm" svg:height="2cm" svg:x="13cm" svg:y="34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Пункт проката (Пангоды)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svg:x1="14cm" svg:y1="15cm" svg:x2="19cm" svg:y2="11.5cm" draw:start-shape="id2" draw:start-glue-point="12" draw:end-shape="id10" svg:d="M14000 15000h2500v-3500h2500" svg:viewBox="0 0 5001 3501">
          <text:p text:style-name="P5"><text:span text:style-name="T6">Инж. по ремонту</text:span></text:p>
        </draw:connector>
        <draw:connector draw:style-name="gr4" draw:text-style-name="P9" draw:layer="layout" svg:x1="17cm" svg:y1="32cm" svg:x2="17cm" svg:y2="34cm" draw:start-shape="id8" draw:start-glue-point="2" draw:end-shape="id4" svg:d="M17000 32000v2000" svg:viewBox="0 0 1 2001">
          <text:p text:style-name="P3"><text:span text:style-name="T6">Диспетчер</text:span></text:p>
        </draw:connector>
        <draw:connector draw:style-name="gr11" draw:text-style-name="P9" draw:layer="layout" draw:line-skew="0.499cm" svg:x1="7.221cm" svg:y1="31cm" svg:x2="2.779cm" svg:y2="31cm" draw:start-shape="id9" draw:start-glue-point="5" draw:end-shape="id9" draw:end-glue-point="4" svg:d="M7221 31000v1000h-4442v-1000" svg:viewBox="0 0 4443 1001">
          <text:p text:style-name="P3"><text:span text:style-name="T6">Диспетчер</text:span></text:p>
        </draw:connector>
        <draw:connector draw:style-name="gr12" draw:text-style-name="P9" draw:layer="layout" svg:x1="14cm" svg:y1="16cm" svg:x2="20.779cm" svg:y2="18.9cm" draw:start-shape="id2" draw:start-glue-point="1" draw:end-shape="id11" draw:end-glue-point="7" svg:d="M14000 16000h6779v2900" svg:viewBox="0 0 6780 2901">
          <text:p text:style-name="P5"><text:span text:style-name="T6">Кладовщик</text:span></text:p>
        </draw:connector>
        <draw:connector draw:style-name="gr13" draw:text-style-name="P9" draw:layer="layout" svg:x1="23cm" svg:y1="18.9cm" svg:x2="23cm" svg:y2="13cm" draw:start-shape="id11" draw:start-glue-point="0" draw:end-shape="id10" draw:end-glue-point="2" svg:d="M23000 18900v-5900" svg:viewBox="0 0 1 5901">
          <text:p text:style-name="P5"><text:span text:style-name="T2"><text:line-break/></text:span><text:span text:style-name="T6">Кладовщик</text:span></text:p>
        </draw:connector>
        <draw:connector draw:style-name="gr13" draw:text-style-name="P14" draw:layer="layout" draw:line-skew="0.499cm" svg:x1="27cm" svg:y1="19.9cm" svg:x2="27cm" svg:y2="6.5cm" draw:start-shape="id11" draw:start-glue-point="1" draw:end-shape="id3" draw:end-glue-point="1" svg:d="M27000 19900h1000v-13400h-1000" svg:viewBox="0 0 1001 13401">
          <text:p text:style-name="P13"><text:span text:style-name="T2"><text:line-break/></text:span><text:span text:style-name="T6">Кладовщик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6-20T21:02:45.627000000</dc:date>
    <meta:editing-duration>P2DT22H12M</meta:editing-duration>
    <meta:editing-cycles>45</meta:editing-cycles>
    <meta:generator>LibreOffice/5.1.2.2$Windows_x86 LibreOffice_project/d3bf12ecb743fc0d20e0be0c58ca359301eb705f</meta:generator>
    <meta:document-statistic meta:object-count="30"/>
  </office:meta>
</office:document-meta>
</file>